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0.5pt" fo:font-weight="normal" officeooo:rsid="0042b014" officeooo:paragraph-rsid="001ac196" style:font-size-asian="10.5pt" style:font-weight-asian="normal" style:font-size-complex="10.5pt" style:font-weight-complex="normal"/>
    </style:style>
    <style:style style:name="P2" style:family="paragraph" style:parent-style-name="Text_20_body">
      <style:text-properties fo:color="#000000" fo:font-size="10.5pt" fo:font-weight="normal" officeooo:rsid="003af6cd" officeooo:paragraph-rsid="001ac196" style:font-size-asian="10.5pt" style:font-weight-asian="normal" style:font-size-complex="10.5pt" style:font-weight-complex="normal"/>
    </style:style>
    <style:style style:name="P3" style:family="paragraph" style:parent-style-name="Text_20_body">
      <style:text-properties fo:color="#000000" fo:font-size="10.5pt" fo:font-weight="normal" officeooo:rsid="005a77d6" officeooo:paragraph-rsid="001ac196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1ac19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size="10.5pt" fo:font-weight="normal" officeooo:rsid="003f1c75" officeooo:paragraph-rsid="001ac196" style:font-size-asian="10.5pt" style:font-weight-asian="normal" style:font-size-complex="10.5pt" style:font-weight-complex="normal"/>
    </style:style>
    <style:style style:name="P6" style:family="paragraph" style:parent-style-name="Text_20_body">
      <style:text-properties fo:color="#000000" fo:font-size="10.5pt" fo:font-weight="normal" officeooo:rsid="00419ccd" officeooo:paragraph-rsid="001ac196" style:font-size-asian="10.5pt" style:font-weight-asian="normal" style:font-size-complex="10.5pt" style:font-weight-complex="normal"/>
    </style:style>
    <style:style style:name="P7" style:family="paragraph" style:parent-style-name="Text_20_body">
      <style:text-properties fo:color="#000000" fo:font-size="10.5pt" fo:font-weight="normal" officeooo:rsid="00493e35" officeooo:paragraph-rsid="001ac196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fo:color="#000000" fo:font-size="10.5pt" fo:font-weight="normal" officeooo:rsid="00438a8c" officeooo:paragraph-rsid="001ac196" style:font-size-asian="10.5pt" style:font-weight-asian="normal" style:font-size-complex="10.5pt" style:font-weight-complex="normal"/>
    </style:style>
    <style:style style:name="P9" style:family="paragraph" style:parent-style-name="Text_20_body">
      <style:text-properties fo:color="#000000" fo:font-size="10.5pt" fo:font-weight="normal" officeooo:rsid="00463d43" officeooo:paragraph-rsid="001ac196" style:font-size-asian="10.5pt" style:font-weight-asian="normal" style:font-size-complex="10.5pt" style:font-weight-complex="normal"/>
    </style:style>
    <style:style style:name="P10" style:family="paragraph" style:parent-style-name="Text_20_body">
      <style:text-properties fo:color="#000000" fo:font-size="10.5pt" fo:font-weight="normal" officeooo:rsid="0049025c" officeooo:paragraph-rsid="001ac196" style:font-size-asian="10.5pt" style:font-weight-asian="normal" style:font-size-complex="10.5pt" style:font-weight-complex="normal"/>
    </style:style>
    <style:style style:name="P11" style:family="paragraph" style:parent-style-name="Text_20_body">
      <style:text-properties fo:color="#000000" fo:font-size="10.5pt" fo:font-weight="normal" officeooo:rsid="0052a02b" officeooo:paragraph-rsid="001ac196" style:font-size-asian="10.5pt" style:font-weight-asian="normal" style:font-size-complex="10.5pt" style:font-weight-complex="normal"/>
    </style:style>
    <style:style style:name="P12" style:family="paragraph" style:parent-style-name="Text_20_body">
      <style:text-properties fo:color="#000000" fo:font-size="10.5pt" fo:font-weight="normal" officeooo:rsid="005496e1" officeooo:paragraph-rsid="001ac196" style:font-size-asian="10.5pt" style:font-weight-asian="normal" style:font-size-complex="10.5pt" style:font-weight-complex="normal"/>
    </style:style>
    <style:style style:name="P13" style:family="paragraph" style:parent-style-name="Text_20_body">
      <style:text-properties fo:color="#000000" fo:font-size="10.5pt" fo:font-weight="normal" officeooo:rsid="005b3e92" officeooo:paragraph-rsid="001ac196" style:font-size-asian="10.5pt" style:font-weight-asian="normal" style:font-size-complex="10.5pt" style:font-weight-complex="normal"/>
    </style:style>
    <style:style style:name="P14" style:family="paragraph" style:parent-style-name="Text_20_body">
      <style:text-properties fo:color="#000000" fo:font-size="10.5pt" fo:font-weight="normal" officeooo:rsid="0056b5e9" officeooo:paragraph-rsid="001ac196" style:font-size-asian="10.5pt" style:font-weight-asian="normal" style:font-size-complex="10.5pt" style:font-weight-complex="normal"/>
    </style:style>
    <style:style style:name="P15" style:family="paragraph" style:parent-style-name="Text_20_body">
      <style:text-properties fo:color="#000000" fo:font-size="10.5pt" fo:font-weight="normal" officeooo:rsid="0054e46e" officeooo:paragraph-rsid="001ac196" style:font-size-asian="10.5pt" style:font-weight-asian="normal" style:font-size-complex="10.5pt" style:font-weight-complex="normal"/>
    </style:style>
    <style:style style:name="P16" style:family="paragraph" style:parent-style-name="Text_20_body">
      <style:text-properties fo:color="#000000" fo:font-size="10.5pt" fo:font-weight="normal" officeooo:rsid="005c134d" officeooo:paragraph-rsid="001ac196" style:font-size-asian="10.5pt" style:font-weight-asian="normal" style:font-size-complex="10.5pt" style:font-weight-complex="normal"/>
    </style:style>
    <style:style style:name="P17" style:family="paragraph" style:parent-style-name="Text_20_body">
      <style:text-properties fo:color="#000000" fo:font-size="10.5pt" fo:font-weight="normal" officeooo:rsid="0058b54c" officeooo:paragraph-rsid="001ac196" style:font-size-asian="10.5pt" style:font-weight-asian="normal" style:font-size-complex="10.5pt" style:font-weight-complex="normal"/>
    </style:style>
    <style:style style:name="P18" style:family="paragraph" style:parent-style-name="Text_20_body">
      <style:text-properties fo:color="#000000" fo:font-size="10.5pt" fo:font-weight="normal" officeooo:rsid="0047b62b" officeooo:paragraph-rsid="001ac196" style:font-size-asian="10.5pt" style:font-weight-asian="normal" style:font-size-complex="10.5pt" style:font-weight-complex="normal"/>
    </style:style>
    <style:style style:name="P19" style:family="paragraph" style:parent-style-name="Text_20_body">
      <style:text-properties fo:color="#000000" fo:font-size="10.5pt" fo:font-weight="normal" officeooo:rsid="004a9aa2" officeooo:paragraph-rsid="001ac196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fo:color="#000000" fo:font-size="10.5pt" fo:font-weight="normal" officeooo:rsid="00512421" officeooo:paragraph-rsid="001ac196" style:font-size-asian="10.5pt" style:font-weight-asian="normal" style:font-size-complex="10.5pt" style:font-weight-complex="normal"/>
    </style:style>
    <style:style style:name="P21" style:family="paragraph" style:parent-style-name="Text_20_body">
      <style:text-properties fo:color="#000000" fo:font-size="10.5pt" fo:font-weight="normal" officeooo:rsid="0059aa45" officeooo:paragraph-rsid="001ac196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fo:color="#000000" fo:font-size="10.5pt" fo:font-weight="normal" officeooo:rsid="004c1e1a" officeooo:paragraph-rsid="001ac196" style:font-size-asian="10.5pt" style:font-weight-asian="normal" style:font-size-complex="10.5pt" style:font-weight-complex="normal"/>
    </style:style>
    <style:style style:name="P23" style:family="paragraph" style:parent-style-name="Text_20_body">
      <style:text-properties fo:color="#000000" fo:font-size="10.5pt" fo:font-weight="normal" officeooo:rsid="004acc4e" officeooo:paragraph-rsid="001ac196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fo:color="#000000" fo:font-size="10.5pt" fo:font-weight="normal" officeooo:rsid="00445941" officeooo:paragraph-rsid="001ac196" style:font-size-asian="10.5pt" style:font-weight-asian="normal" style:font-size-complex="10.5pt" style:font-weight-complex="normal"/>
    </style:style>
    <style:style style:name="P25" style:family="paragraph" style:parent-style-name="Text_20_body">
      <style:text-properties fo:color="#000000" fo:font-size="10.5pt" fo:font-weight="normal" officeooo:rsid="004625a9" officeooo:paragraph-rsid="001ac196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fo:color="#000000" fo:font-size="10.5pt" fo:font-weight="normal" officeooo:rsid="004dc9be" officeooo:paragraph-rsid="001ac196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fo:color="#000000" fo:font-size="10.5pt" fo:font-weight="normal" officeooo:rsid="004f6695" officeooo:paragraph-rsid="001ac196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fo:color="#000000" fo:font-size="10.5pt" fo:font-weight="normal" officeooo:rsid="004e5dd2" officeooo:paragraph-rsid="001ac196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fo:color="#000000" fo:font-size="14pt" fo:font-weight="bold" officeooo:rsid="00419ccd" officeooo:paragraph-rsid="001ac196" style:font-size-asian="14pt" style:font-weight-asian="bold" style:font-size-complex="14pt" style:font-weight-complex="bold"/>
    </style:style>
    <style:style style:name="P30" style:family="paragraph" style:parent-style-name="Text_20_body">
      <style:text-properties fo:color="#000000" fo:font-size="14pt" fo:font-weight="bold" officeooo:rsid="0047b62b" officeooo:paragraph-rsid="001ac196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24pt" fo:font-weight="bold" officeooo:rsid="002768d2" officeooo:paragraph-rsid="001ac196" style:font-size-asian="24pt" style:font-weight-asian="bold" style:font-size-complex="24pt" style:font-weight-complex="bold"/>
    </style:style>
    <style:style style:name="P32" style:family="paragraph" style:parent-style-name="Text_20_body">
      <style:text-properties fo:font-size="12pt" fo:font-weight="normal" officeooo:rsid="002768d2" officeooo:paragraph-rsid="001ac196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font-weight="normal" officeooo:rsid="0037a657" officeooo:paragraph-rsid="001ac196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03af6cd" officeooo:paragraph-rsid="001ac196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font-size="12pt" fo:font-weight="normal" officeooo:rsid="005a77d6" officeooo:paragraph-rsid="001ac196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5pt" fo:font-weight="bold" officeooo:rsid="002768d2" officeooo:paragraph-rsid="001ac196" style:font-size-asian="15pt" style:font-weight-asian="bold" style:font-size-complex="15pt" style:font-weight-complex="bold"/>
    </style:style>
    <style:style style:name="P37" style:family="paragraph" style:parent-style-name="Text_20_body">
      <style:text-properties fo:font-size="14pt" fo:font-weight="bold" officeooo:rsid="003af6cd" officeooo:paragraph-rsid="001ac196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bold" officeooo:rsid="0037a657" officeooo:paragraph-rsid="001ac196" style:font-size-asian="14pt" style:font-weight-asian="bold" style:font-size-complex="14pt" style:font-weight-complex="bold"/>
    </style:style>
    <style:style style:name="P39" style:family="paragraph" style:parent-style-name="Text_20_body">
      <style:text-properties fo:font-size="10.5pt" fo:font-weight="normal" officeooo:rsid="003af6cd" officeooo:paragraph-rsid="001ac196" style:font-size-asian="10.5pt" style:font-weight-asian="normal" style:font-size-complex="10.5pt" style:font-weight-complex="normal"/>
    </style:style>
    <style:style style:name="P40" style:family="paragraph" style:parent-style-name="Text_20_body">
      <style:text-properties fo:font-size="10.5pt" fo:font-weight="normal" officeooo:rsid="005a77d6" officeooo:paragraph-rsid="001ac196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fo:font-size="10.5pt" fo:font-weight="normal" officeooo:rsid="003cc3a9" officeooo:paragraph-rsid="001ac196" style:font-size-asian="10.5pt" style:font-weight-asian="normal" style:font-size-complex="10.5pt" style:font-weight-complex="normal"/>
    </style:style>
    <style:style style:name="P42" style:family="paragraph" style:parent-style-name="Text_20_body">
      <style:text-properties fo:font-size="10.5pt" fo:font-weight="normal" officeooo:rsid="00408875" officeooo:paragraph-rsid="001ac196" style:font-size-asian="10.5pt" style:font-weight-asian="normal" style:font-size-complex="10.5pt" style:font-weight-complex="normal"/>
    </style:style>
    <style:style style:name="P43" style:family="paragraph" style:parent-style-name="Text_20_body">
      <style:text-properties fo:font-size="10.5pt" fo:font-weight="normal" officeooo:rsid="0037a657" officeooo:paragraph-rsid="001ac196" style:font-size-asian="10.5pt" style:font-weight-asian="normal" style:font-size-complex="10.5pt" style:font-weight-complex="normal"/>
    </style:style>
    <style:style style:name="P44" style:family="paragraph" style:parent-style-name="Text_20_body">
      <style:text-properties fo:font-size="10.5pt" fo:font-weight="normal" officeooo:rsid="003944a3" officeooo:paragraph-rsid="001ac196" style:font-size-asian="10.5pt" style:font-weight-asian="normal" style:font-size-complex="10.5pt" style:font-weight-complex="normal"/>
    </style:style>
    <style:style style:name="P45" style:family="paragraph" style:parent-style-name="Text_20_body">
      <style:text-properties fo:font-size="10.5pt" fo:font-weight="normal" officeooo:rsid="005bc4f8" officeooo:paragraph-rsid="001ac196" style:font-size-asian="10.5pt" style:font-weight-asian="normal" style:font-size-complex="10.5pt" style:font-weight-complex="normal"/>
    </style:style>
    <style:style style:name="P46" style:family="paragraph" style:parent-style-name="Text_20_body">
      <style:text-properties fo:font-size="10.5pt" fo:font-weight="normal" officeooo:rsid="003a8e9e" officeooo:paragraph-rsid="001ac196" style:font-size-asian="10.5pt" style:font-weight-asian="normal" style:font-size-complex="10.5pt" style:font-weight-complex="normal"/>
    </style:style>
    <style:style style:name="P47" style:family="paragraph" style:parent-style-name="Text_20_body">
      <style:text-properties fo:color="#ff0000" fo:font-size="10.5pt" fo:font-weight="normal" officeooo:rsid="004dc9be" officeooo:paragraph-rsid="001ac196" style:font-size-asian="10.5pt" style:font-weight-asian="normal" style:font-size-complex="10.5pt" style:font-weight-complex="normal"/>
    </style:style>
    <style:style style:name="T1" style:family="text">
      <style:text-properties fo:font-size="10.5pt" officeooo:rsid="003af6cd" style:font-size-complex="10.5pt"/>
    </style:style>
    <style:style style:name="T2" style:family="text">
      <style:text-properties fo:font-size="10.5pt" officeooo:rsid="00408875" style:font-size-complex="10.5pt"/>
    </style:style>
    <style:style style:name="T3" style:family="text">
      <style:text-properties officeooo:rsid="0037a657"/>
    </style:style>
    <style:style style:name="T4" style:family="text">
      <style:text-properties officeooo:rsid="00408875"/>
    </style:style>
    <style:style style:name="T5" style:family="text">
      <style:text-properties officeooo:rsid="003cc3a9"/>
    </style:style>
    <style:style style:name="T6" style:family="text">
      <style:text-properties officeooo:rsid="003e6e36"/>
    </style:style>
    <style:style style:name="T7" style:family="text">
      <style:text-properties officeooo:rsid="005a77d6"/>
    </style:style>
    <style:style style:name="T8" style:family="text">
      <style:text-properties officeooo:rsid="005b3e9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b3e92" style:font-weight-asian="bold" style:font-weight-complex="bold"/>
    </style:style>
    <style:style style:name="T11" style:family="text">
      <style:text-properties fo:font-weight="bold" officeooo:rsid="005bc4f8" style:font-weight-asian="bold" style:font-weight-complex="bold"/>
    </style:style>
    <style:style style:name="T12" style:family="text">
      <style:text-properties fo:font-weight="bold" officeooo:rsid="0056b5e9" style:font-weight-asian="bold" style:font-weight-complex="bold"/>
    </style:style>
    <style:style style:name="T13" style:family="text">
      <style:text-properties officeooo:rsid="003af6cd"/>
    </style:style>
    <style:style style:name="T14" style:family="text">
      <style:text-properties officeooo:rsid="003944a3"/>
    </style:style>
    <style:style style:name="T15" style:family="text">
      <style:text-properties fo:color="#800000"/>
    </style:style>
    <style:style style:name="T16" style:family="text">
      <style:text-properties fo:color="#ff7f00"/>
    </style:style>
    <style:style style:name="T17" style:family="text">
      <style:text-properties officeooo:rsid="004a05b3"/>
    </style:style>
    <style:style style:name="T18" style:family="text">
      <style:text-properties officeooo:rsid="0052a02b"/>
    </style:style>
    <style:style style:name="T19" style:family="text">
      <style:text-properties officeooo:rsid="005bc4f8"/>
    </style:style>
    <style:style style:name="T20" style:family="text">
      <style:text-properties officeooo:rsid="00463d43"/>
    </style:style>
    <style:style style:name="T21" style:family="text">
      <style:text-properties officeooo:rsid="00419ccd"/>
    </style:style>
    <style:style style:name="T22" style:family="text">
      <style:text-properties officeooo:rsid="00493e35"/>
    </style:style>
    <style:style style:name="T23" style:family="text">
      <style:text-properties officeooo:rsid="0054e46e"/>
    </style:style>
    <style:style style:name="T24" style:family="text">
      <style:text-properties officeooo:rsid="0056b5e9"/>
    </style:style>
    <style:style style:name="T25" style:family="text">
      <style:text-properties officeooo:rsid="005496e1"/>
    </style:style>
    <style:style style:name="T26" style:family="text">
      <style:text-properties officeooo:rsid="005c134d"/>
    </style:style>
    <style:style style:name="T27" style:family="text">
      <style:text-properties officeooo:rsid="0059aa45"/>
    </style:style>
    <style:style style:name="T28" style:family="text">
      <style:text-properties officeooo:rsid="0058b54c"/>
    </style:style>
    <style:style style:name="T29" style:family="text">
      <style:text-properties officeooo:rsid="0047b62b"/>
    </style:style>
    <style:style style:name="T30" style:family="text">
      <style:text-properties officeooo:rsid="004dc9be"/>
    </style:style>
    <style:style style:name="T31" style:family="text">
      <style:text-properties officeooo:rsid="00438a8c"/>
    </style:style>
    <style:style style:name="T32" style:family="text">
      <style:text-properties officeooo:rsid="004acc4e"/>
    </style:style>
    <style:style style:name="T33" style:family="text">
      <style:text-properties officeooo:rsid="004625a9"/>
    </style:style>
    <style:style style:name="T34" style:family="text">
      <style:text-properties officeooo:rsid="004c1e1a"/>
    </style:style>
    <style:style style:name="T35" style:family="text">
      <style:text-properties officeooo:rsid="005b4685"/>
    </style:style>
    <style:style style:name="T36" style:family="text">
      <style:text-properties officeooo:rsid="004e5dd2"/>
    </style:style>
    <style:style style:name="T37" style:family="text">
      <style:text-properties fo:color="#ff0000"/>
    </style:style>
    <style:style style:name="T38" style:family="text">
      <style:text-properties officeooo:rsid="004f6695"/>
    </style:style>
    <style:style style:name="T39" style:family="text">
      <style:text-properties officeooo:rsid="001ac1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//听歌<text:span text:style-name="T39">听本地音乐分支完成，其他待考虑</text:span></text:p>
      <text:p text:style-name="P31"/>
      <text:p text:style-name="P31">用况：听歌</text:p>
      <text:p text:style-name="P32">用况描述：音乐消费者使用系统进行听歌的行为</text:p>
      <text:p text:style-name="P32">参与者： <text:span text:style-name="T1">music_</text:span><text:span text:style-name="T2">c</text:span><text:span text:style-name="T1">onsumer</text:span>、第三方支付平台</text:p>
      <text:p text:style-name="P32"/>
      <text:p text:style-name="P32">基本流：</text:p>
      <text:p text:style-name="P33">1.<text:span text:style-name="T1">music_</text:span><text:span text:style-name="T2">c</text:span><text:span text:style-name="T1">onsumer </text:span>登录网易云帐号，用况开始</text:p>
      <text:p text:style-name="P34">{提供音乐界面}</text:p>
      <text:p text:style-name="P33">2. 系统显示我的音乐界面</text:p>
      <text:p text:style-name="P33">{浏览歌曲}</text:p>
      <text:p text:style-name="P32"><text:span text:style-name="T3">3</text:span>.<text:span text:style-name="T1">music_</text:span><text:span text:style-name="T2">c</text:span><text:span text:style-name="T1">onsumer </text:span>浏览搜索歌曲</text:p>
      <text:p text:style-name="P33">{提供歌曲信息}</text:p>
      <text:p text:style-name="P32"><text:span text:style-name="T3">4</text:span>.系统提供歌曲</text:p>
      <text:p text:style-name="P33">{播放歌曲}</text:p>
      <text:p text:style-name="P32"><text:span text:style-name="T3">5</text:span>.<text:span text:style-name="T1">music_</text:span><text:span text:style-name="T2">c</text:span><text:span text:style-name="T1">onsumer </text:span>播放歌曲</text:p>
      <text:p text:style-name="P33">{显示播放歌曲页面}</text:p>
      <text:p text:style-name="P32"><text:span text:style-name="T3">6</text:span>.系统显示播放歌曲页面</text:p>
      <text:p text:style-name="P33">{操作歌曲}</text:p>
      <text:p text:style-name="P32"><text:span text:style-name="T3">7</text:span>.<text:span text:style-name="T1">music_</text:span><text:span text:style-name="T2">c</text:span><text:span text:style-name="T1">onsumer </text:span>对歌曲进行操作<text:line-break/><text:span text:style-name="T3">{响应操作}</text:span></text:p>
      <text:p text:style-name="P32"><text:span text:style-name="T3">8</text:span>.系统响应<text:span text:style-name="T1">music_</text:span><text:span text:style-name="T2">c</text:span><text:span text:style-name="T1">onsumer </text:span>操作</text:p>
      <text:p text:style-name="P32"/>
      <text:p text:style-name="P36">备选流</text:p>
      <text:p text:style-name="P37">一、在{提供音乐界面}</text:p>
      <text:p text:style-name="P34"/>
      <text:p text:style-name="P35">（一）、我的音乐界面</text:p>
      <text:p text:style-name="P39"><text:soft-page-break/>a. music_<text:span text:style-name="T4">c</text:span>onsumer选择我的音乐界面</text:p>
      <text:p text:style-name="P39">系统显示本地音乐、最近播放、下载管理、我的电台、我的收藏、<text:span text:style-name="T4">（以上文件夹显示包含歌曲数目）</text:span>按先后顺序显示创建的所有歌单（歌单封面、名字和歌曲数量和下载的歌曲数量、收藏的歌单（歌单封面、名字、作者）</text:p>
      <text:p text:style-name="P40">（二）、发现音乐界面</text:p>
      <text:p text:style-name="P39">b. music_<text:span text:style-name="T4">c</text:span>onsumer 选择我的发现音乐界面</text:p>
      <text:p text:style-name="P39">系统显示私人FM、每日推荐、歌单、排行榜、推荐歌单（歌单封面、名字、收听次数）、独家放送（视频？？？？？+广告？？？）、最新音乐（包括专辑名字，封面）、主播电台（电台名字、封面、作者）、专栏（名字、封面、阅读量）、vip专区、流行乐（视频）、音乐现场（视频）、猜你喜欢（话题…..<text:span text:style-name="T5">(这怕是一个新世界了！包含热门动态、话题简介、话题封面）、专栏、mv</text:span>）<text:span text:style-name="T5">、调整栏目顺序</text:span></text:p>
      <text:p text:style-name="P41"/>
      <text:p text:style-name="P38"><text:span text:style-name="T6">二、</text:span> 在{浏览歌曲}</text:p>
      <text:p text:style-name="P42"><text:span text:style-name="T7">在（</text:span>我的音乐界面<text:span text:style-name="T7">）处</text:span></text:p>
      <text:p text:style-name="P43"><text:span text:style-name="T7">1. </text:span>music_<text:span text:style-name="T4">c</text:span>onsumer选择本地歌曲</text:p>
      <text:p text:style-name="P42">{浏览本地歌曲}</text:p>
      <text:p text:style-name="P43">a.1 用况进入<text:span text:style-name="T8">到备选流{</text:span><text:span text:style-name="T10">提供歌曲信息</text:span><text:span text:style-name="T8">}的{提供本地音乐信息}</text:span></text:p>
      <text:p text:style-name="P44">b. <text:span text:style-name="T13">music_consumer </text:span>选择最近播放</text:p>
      <text:p text:style-name="P45">{浏览最近播放}</text:p>
      <text:p text:style-name="P44">b.1 系统按听歌顺序显示最近听的100首歌名以及作者</text:p>
      <text:p text:style-name="P44">b.a 如果处于没有的网络的条件下，系统还会显示已经下载的标志，未缓存的歌曲为灰色</text:p>
      <text:p text:style-name="P46">d. <text:span text:style-name="T13">music_consumer</text:span> 选择我的收藏</text:p>
      <text:p text:style-name="P40">{浏览收藏歌曲}</text:p>
      <text:p text:style-name="P46">d.1 <text:span text:style-name="T14">如果没有网络，系统提示当前网络不可用，请稍后重试</text:span></text:p>
      <text:p text:style-name="P46">d.2 系统默认显示歌手一栏，包括关注歌手的名字，歌手图片，专辑数目，mv数目</text:p>
      <text:p text:style-name="P46">d.3 <text:span text:style-name="T13">music_consumer </text:span>选择专辑一栏</text:p>
      <text:p text:style-name="P40">{浏览歌曲专辑}</text:p>
      <text:p text:style-name="P46">d.3.1 系统显示专辑。。。。。。。。。。。。。。。。。。。</text:p>
      <text:p text:style-name="P46">d.3.1.a 若<text:span text:style-name="T13">music_consumer </text:span>没有收藏任何专辑，系统显示暂无收藏，收藏喜欢的专辑到这里</text:p>
      <text:p text:style-name="P46">d.3.1.b若有网，系统显示最新专辑推荐，包括专辑名字，封面，作者</text:p>
      <text:p text:style-name="P46">d.3.1.b.1系统提供链接 更多新专辑</text:p>
      <text:p text:style-name="P46">d.3.1.b.1.a <text:span text:style-name="T13">music_consumer </text:span>选择更多新专辑</text:p>
      <text:p text:style-name="P46">d.3.1.b.1.a.1 系统跳转到新碟上架界面，显示数字专辑（包括专辑名字，封面，作者）和更多热销专辑和本周新碟（包括专辑名字，封面，作者）</text:p>
      <text:p text:style-name="P46"><text:soft-page-break/>d.3.1.b.1.a.1.a <text:span text:style-name="T13">music_consumer </text:span>选择更多热销专辑</text:p>
      <text:p text:style-name="P46">d.3.1.b.1.a.1.a.1系统跳转到数字专辑界面，显示新碟上架（包括专辑名字，封面，作者、<text:span text:style-name="T15">价格</text:span>）和畅销排行按排名显示专辑（包括专辑名字，封面，作者、<text:span text:style-name="T15">售卖数量</text:span>）<text:span text:style-name="T16"> 这里是显示售卖数量达到300以上还是只显示154张？</text:span></text:p>
      <text:p text:style-name="P2">D4.music_<text:span text:style-name="T4">c</text:span>onsumer 选择视频一栏……</text:p>
      <text:p text:style-name="P3">{浏览视频………...}</text:p>
      <text:p text:style-name="P2">d5.music_<text:span text:style-name="T4">c</text:span>onsumer 选择专栏一栏……</text:p>
      <text:p text:style-name="P3">{浏览歌曲专栏}</text:p>
      <text:p text:style-name="P2">e.1 music_<text:span text:style-name="T4">c</text:span>onsumer 选择自己创建的歌单………</text:p>
      <text:p text:style-name="P3">{浏览创建的歌单}</text:p>
      <text:p text:style-name="P4">f1. music_consumer 点击自己的头像</text:p>
      <text:p text:style-name="P4">f1.b music_consumer点击我的听歌排行</text:p>
      <text:p text:style-name="P3">{浏览听歌排行}</text:p>
      <text:p text:style-name="P4">f1.b.1系统显示最近一周和所有时间 按听歌次数从多到少显示歌曲名字、做则、听歌次数</text:p>
      <text:p text:style-name="P4">f1.a music_consumer选择<text:span text:style-name="T15">粉丝</text:span>一栏，查看粉丝头像、名称、签名、性别</text:p>
      <text:p text:style-name="P4">f1.a.2 music_consumer点击某个粉丝</text:p>
      <text:p text:style-name="P3">{浏览粉丝}</text:p>
      <text:p text:style-name="P4">f1.a.3 系统显示music_consumer界面（头像、名称、性别、背景、关注的用户数量，粉丝的用户数量、是否关注状态、私信图标、音乐（听歌排行，同f1.a、建立的歌单、收藏的歌单）、动态、关于TA、个人主页被收藏次数）</text:p>
      <text:p text:style-name="P5">g1.music_consumer选择我的消息</text:p>
      <text:p text:style-name="P3">{浏览消息}</text:p>
      <text:p text:style-name="P5">g2.系统显示私信（默认界面）、评论、@我、通知</text:p>
      <text:p text:style-name="P5">g2.a music_consumer选择私信</text:p>
      <text:p text:style-name="P5">g2.a.1 系统显示发私信的用户的头像、名称、私信前10个字符内容</text:p>
      <text:p text:style-name="P5">g2.a.2 music_consumer点击某一个发私信用户</text:p>
      <text:p text:style-name="P5">g2.a.3 系统显示聊天记录、对方头像、发消息时间</text:p>
      <text:p text:style-name="P5">g2.a.4 music_consumer 点击聊天中的音乐即可听</text:p>
      <text:p text:style-name="P3">{浏览我的动态}………………….</text:p>
      <text:p text:style-name="P6"/>
      <text:p text:style-name="P6"/>
      <text:p text:style-name="P29">三、在{提供歌曲信息}</text:p>
      <text:p text:style-name="P6"><text:soft-page-break/>在{浏览本地歌曲}</text:p>
      <text:p text:style-name="P6"><text:span text:style-name="T17">（一）、</text:span>{提供本地音乐信息}</text:p>
      <text:p text:style-name="P6">1.<text:span text:style-name="T3">系统按下载先后顺序显示歌名以及作者、</text:span>提供功能图标<text:span text:style-name="T18">（</text:span>单曲、歌手、专辑、文件夹、搜索本地音乐<text:span text:style-name="T18">、多选）</text:span></text:p>
      <text:p text:style-name="P6">1.a music_consumer选择查看单曲信息</text:p>
      <text:p text:style-name="P6">1.a.1用况进入<text:span text:style-name="T19">到备选流{</text:span><text:span text:style-name="T11">播放歌曲界面</text:span><text:span text:style-name="T19">}的{展示歌曲界面}</text:span></text:p>
      <text:p text:style-name="P6">1.b music_consumer选择查看歌手信息</text:p>
      <text:p text:style-name="P6">1.b.1 系统按照字母顺序显示歌手名字<text:span text:style-name="T20">、图片、所下载音乐数目</text:span></text:p>
      <text:p text:style-name="P7">1.b.2 music_consumer 点击某一个歌手</text:p>
      <text:p text:style-name="P7">1.b.3 用况回到{显示歌曲信息}</text:p>
      <text:p text:style-name="P8">1.c <text:span text:style-name="T21">music_consumer选择查专辑信息</text:span></text:p>
      <text:p text:style-name="P9">1.c.1 系统按照字母顺序显示专辑名字、作者、图片、所包含下载歌曲数目</text:p>
      <text:p text:style-name="P10">1.<text:span text:style-name="T22">c</text:span>.2 music_consumer点击歌曲</text:p>
      <text:p text:style-name="P10">1.<text:span text:style-name="T22">c</text:span>.3 用况到{播放本地歌曲}</text:p>
      <text:p text:style-name="P8">1.d <text:span text:style-name="T21">music_consumer选择查看文件夹</text:span></text:p>
      <text:p text:style-name="P9">1.d.1 系统显示本地文件夹名字、路径</text:p>
      <text:p text:style-name="P7">1.d.2 music_consumer点击文件夹</text:p>
      <text:p text:style-name="P7">1.d.3 用况回到{显示歌曲信息}</text:p>
      <text:p text:style-name="P11">1.e music_consumer点击搜索按钮</text:p>
      <text:p text:style-name="P12">1.e.1 系统跳转搜索界面</text:p>
      <text:p text:style-name="P12">1.e.2 music_consumer输入本地音乐里没有的歌曲、歌手关键字</text:p>
      <text:p text:style-name="P12">1.e.3 系统显示为找到与“….”(music_consumer输入的文字)相关的内容，试试搜索氢音乐曲库（链接）</text:p>
      <text:p text:style-name="P12">1.e.4 music_consumer点击氢音乐曲库</text:p>
      <text:p text:style-name="P12">1.e.5 系统跳转到曲库搜索界面，显示与”...”(music_consumer输入的文字)相关的单曲，视频，歌手，专辑，歌单，用户。单曲按照（什么顺序排列？？） <text:s/></text:p>
      <text:p text:style-name="P12">1.e.6 music_consumer 输入本 地音乐的有的歌曲、歌手关键字</text:p>
      <text:p text:style-name="P12">1.e.7 系统显示相应的歌曲、作者、图标（mv、更多功能）…………<text:span text:style-name="T23">..</text:span></text:p>
      <text:p text:style-name="P12">1.f music_consumer 点击全多选钮</text:p>
      <text:p text:style-name="P13">1.f.1 用况进入到备选流{播放歌曲界面}的{播放歌曲列表界面}</text:p>
      <text:p text:style-name="P14"/>
      <text:p text:style-name="P6"/>
      <text:p text:style-name="P6"/>
      <text:p text:style-name="P6"><text:soft-page-break/></text:p>
      <text:p text:style-name="P6"/>
      <text:p text:style-name="P6"/>
      <text:p text:style-name="P29">四、在{播放歌曲界面}</text:p>
      <text:p text:style-name="P6">在{播放本地歌曲}</text:p>
      <text:p text:style-name="P15"><text:span text:style-name="T24">（一）、{展示</text:span>歌曲界面}</text:p>
      <text:p text:style-name="P15">1. <text:span text:style-name="T25">系统按加入先后顺序显示相应的歌曲名称、作者、图标（mv、更多功能）</text:span></text:p>
      <text:p text:style-name="P15">1.a. music_consumer 点击歌曲</text:p>
      <text:p text:style-name="P16">1.a.1. 系统将该首歌曲加入到播放列表中</text:p>
      <text:p text:style-name="P15">1.a.<text:span text:style-name="T26">2</text:span>. 用况进入{滑动栏播放歌曲界面}</text:p>
      <text:p text:style-name="P17">1.b <text:span text:style-name="T21">music_consumer在歌曲播放情况下，再次点击歌曲</text:span></text:p>
      <text:p text:style-name="P17">1.b.1 系统进入{播放<text:span text:style-name="T27">单</text:span>曲界面}</text:p>
      <text:p text:style-name="P15">1.<text:span text:style-name="T28">c</text:span> music_consumer 点击更多</text:p>
      <text:p text:style-name="P15">1.<text:span text:style-name="T28">c</text:span>.1 用况进入<text:span text:style-name="T24">到备选流{</text:span><text:span text:style-name="T12">歌曲操作</text:span><text:span text:style-name="T24">}的{更多歌曲操作}</text:span></text:p>
      <text:p text:style-name="P14">1.<text:span text:style-name="T28">d</text:span> music_consumer 点击mv图标</text:p>
      <text:p text:style-name="P14">1.<text:span text:style-name="T28">d</text:span>.1 …………………………………………………………………..(暂时不想写了！！！！！)</text:p>
      <text:p text:style-name="P14"/>
      <text:p text:style-name="P15"><text:span text:style-name="T24">（二）、</text:span>{滑动栏播放歌曲界面}</text:p>
      <text:p text:style-name="P9">1. 系统停在当前页面，播放这首歌曲，这首歌左边出现播放标志，页面<text:span text:style-name="T29">最</text:span>下面<text:span text:style-name="T29">的播放栏显示（歌曲、封面、播放标志（那个圆圈标志可以显示进度）、播放列表图标、提示（横滑可以切换上下首）、歌词）</text:span></text:p>
      <text:p text:style-name="P18">1.<text:span text:style-name="T24">a</text:span> music_consumer点击最下面的播放栏，进入{播放<text:span text:style-name="T27">单</text:span>曲界面}</text:p>
      <text:p text:style-name="P17">1.b <text:span text:style-name="T29">music_consumer点击暂停标志</text:span>，用况进入备选流{<text:span text:style-name="T9">操作歌曲</text:span>}的{暂停播放歌曲}</text:p>
      <text:p text:style-name="P17">1.c <text:span text:style-name="T29">music_consumer点击播放列表图标</text:span>，用况进入备选流{<text:span text:style-name="T9">操作歌曲</text:span>}的{暂停播放歌曲}</text:p>
      <text:p text:style-name="P14"/>
      <text:p text:style-name="P6"/>
      <text:p text:style-name="P18"><text:span text:style-name="T24">（三）、</text:span>{播放<text:span text:style-name="T27">单</text:span>曲界面}</text:p>
      <text:p text:style-name="P6">1. 系统播放这首歌曲，跳转到歌曲界面（显示歌曲封面图片<text:span text:style-name="T29">、歌曲名字、作者、一系列操作图标（</text:span>系统提供上一首、下一首、暂停、列表循环、随机播放、单曲循环<text:span text:style-name="T29">、喜欢、下载、评论、更多操作图标）</text:span>）</text:p>
      <text:p text:style-name="P19">1.a music_consumer点击以上任意图标</text:p>
      <text:p text:style-name="P19">1.a.<text:span text:style-name="T24">1</text:span> 用况进入到{操作歌曲}</text:p>
      <text:p text:style-name="P1">1.<text:span text:style-name="T24">b</text:span> music_consumer点击歌曲封面图片<text:span text:style-name="T24">或任意无图标地方</text:span></text:p>
      <text:p text:style-name="P14">1.b.1 用况进入到{播放歌词界面}</text:p>
      <text:p text:style-name="P1"><text:soft-page-break/></text:p>
      <text:p text:style-name="P18"><text:span text:style-name="T24">（四）、</text:span>{播放歌词界面}</text:p>
      <text:p text:style-name="P1">1.系统<text:span text:style-name="T29">将专辑图片转换成</text:span>歌词滚动显示，当前<text:span text:style-name="T24">词</text:span>加亮，当前歌曲播放进度条，音量大小</text:p>
      <text:p text:style-name="P20"><text:span text:style-name="T24">2</text:span>.系统在歌词结束后显示歌词贡献者id<text:span text:style-name="T24">（若有歌词提供者）</text:span></text:p>
      <text:p text:style-name="P17">3. music_consumer 点击图标以外任何地方</text:p>
      <text:p text:style-name="P17">4. 用况进入到{播放<text:span text:style-name="T27">单</text:span>曲界面}</text:p>
      <text:p text:style-name="P17"/>
      <text:p text:style-name="P17"/>
      <text:p text:style-name="P17"/>
      <text:p text:style-name="P21">（五）、{播放歌曲列表界面}</text:p>
      <text:p text:style-name="P21">1.系统按加入列表先后顺序排列歌曲、作者、图标（循环方式、收藏全部、垃圾桶、删除）</text:p>
      <text:p text:style-name="P22">{更改歌曲循环方式}</text:p>
      <text:p text:style-name="P23">2.i.1.a music_consumer点击循环方式</text:p>
      <text:p text:style-name="P19"><text:span text:style-name="T30">2.i.1.a.1 </text:span>系统就切换一次（按照单曲循环-列表循环-随机播放顺序）</text:p>
      <text:p text:style-name="P22">{收藏歌曲}</text:p>
      <text:p text:style-name="P23">2.i.1.b music_consumer 点击收藏全部</text:p>
      <text:p text:style-name="P23">2.i.1.b.1 <text:span text:style-name="T31">系统显示收藏到歌单</text:span>，并<text:span text:style-name="T31">显示music_consumer原有的歌单以及新建歌单图标</text:span></text:p>
      <text:p text:style-name="P23">2.i.1.b.1.a <text:span text:style-name="T31">music_consumer选择新建歌单</text:span></text:p>
      <text:p text:style-name="P24"><text:span text:style-name="T32">2.i.1.b.1.a.1</text:span> 系统显示新建歌单页面</text:p>
      <text:p text:style-name="P24"><text:span text:style-name="T32">2.i.1.b.1.a.2</text:span> music_consumer输入歌单标题、是否设置为隐私歌<text:span text:style-name="T33">单</text:span></text:p>
      <text:p text:style-name="P25"><text:span text:style-name="T32">2.i.1.b.1.a.3</text:span> music_consumer点击提交</text:p>
      <text:p text:style-name="P24"><text:span text:style-name="T32">2.i.1.b.1.a.4</text:span> 若网络不可用，系统提醒 <text:span text:style-name="T33">请检查你的网络设置，并返回上一个操作界面</text:span></text:p>
      <text:p text:style-name="P23">2.i.1.b.1.a.5 若网络可用，系统提醒 已收藏到歌单</text:p>
      <text:p text:style-name="P23">2.i.1.b.1.a.6 在<text:span text:style-name="T34">{创建歌单}处增加该歌单信息</text:span></text:p>
      <text:p text:style-name="P22">{清空歌曲列表}</text:p>
      <text:p text:style-name="P23">2.i.1.c music_consumer点击垃圾桶图标</text:p>
      <text:p text:style-name="P22">2.i.1.c.1 系统提示 是否清空播放列表</text:p>
      <text:p text:style-name="P22">2.i.1.c.1.a music_consumer 选择取消</text:p>
      <text:p text:style-name="P22">2.i.1.c.1.a.1 用况回到{播放歌曲界面}</text:p>
      <text:p text:style-name="P22">2.i.1.c.1.b music_consumer 选择清空</text:p>
      <text:p text:style-name="P22">2.i.1.c.1.b.1 歌曲停止播放，用况回到上一个界面</text:p>
      <text:p text:style-name="P11"><text:soft-page-break/>{删除歌曲从列表}</text:p>
      <text:p text:style-name="P11">2.i.1.d music_consumer点击删除</text:p>
      <text:p text:style-name="P11">2.i.1.d.1 列表里面清除这首歌,列表播放数目减一， 如果是当前歌曲，系统自动播放当前歌曲下一首歌曲</text:p>
      <text:p text:style-name="P19">2.j music_consumer 点击循环</text:p>
      <text:p text:style-name="P19">2.j.1 用况回到<text:span text:style-name="T30">{更改歌曲循环方式}</text:span></text:p>
      <text:p text:style-name="P21"/>
      <text:p text:style-name="P17"/>
      <text:p text:style-name="P20"/>
      <text:p text:style-name="P15"/>
      <text:p text:style-name="P1"/>
      <text:p text:style-name="P1"/>
      <text:p text:style-name="P1"/>
      <text:p text:style-name="P30">五、在{操作歌曲}</text:p>
      <text:p text:style-name="P18">1.在{播放歌词界面}</text:p>
      <text:p text:style-name="P1">1. music_consumer点击调整歌词图标</text:p>
      <text:p text:style-name="P1"><text:span text:style-name="T30">2.</text:span> 系统显示歌词调整、歌词报错、歌曲报错、字体大小等修改设置</text:p>
      <text:p text:style-name="P26">2.a music_consumer 点击歌词调整…….</text:p>
      <text:p text:style-name="P26">2.b music_consumer点击歌词报错……..</text:p>
      <text:p text:style-name="P26">2.c music_consumer 点击歌曲报错………</text:p>
      <text:p text:style-name="P26">2.d music_consumer 点击字体大小……</text:p>
      <text:p text:style-name="P26">2.e music_consumer点击其他通用操作，参见2.f以下</text:p>
      <text:p text:style-name="P26"/>
      <text:p text:style-name="P26"/>
      <text:p text:style-name="P26"/>
      <text:p text:style-name="P26"/>
      <text:p text:style-name="P26"/>
      <text:p text:style-name="P19">2. 在{播放歌曲界面}</text:p>
      <text:p text:style-name="P19">2.a music_consumer 点击红心………..</text:p>
      <text:p text:style-name="P19">2.b music_consumer点击下载………...</text:p>
      <text:p text:style-name="P19">2.c music_consumer 点击评论………….</text:p>
      <text:p text:style-name="P19">2.d music_consumer 点击更多图标</text:p>
      <text:p text:style-name="P14"><text:soft-page-break/>{更多歌曲操作}</text:p>
      <text:p text:style-name="P27">2.d.1系统显示更多功能（赞赏该曲、下一首播放<text:span text:style-name="T24">、</text:span>收藏到歌单、歌手名字、专辑名字、来源于哪个歌单、相似推荐、定时停止播放、打开驾驶模式）</text:p>
      <text:p text:style-name="P17">2.d.2 …………………………………………………………………………………….(暂时不想写了 ！！！！！)</text:p>
      <text:p text:style-name="P19"/>
      <text:p text:style-name="P47">[以下是播放歌词、歌曲界面通用操作]</text:p>
      <text:p text:style-name="P19">2.f music_consumer 点击上/<text:span text:style-name="T24">下</text:span>一首</text:p>
      <text:p text:style-name="P26">{切换上下首歌曲}</text:p>
      <text:p text:style-name="P26">2.f.1 系统播放上/<text:span text:style-name="T24">下</text:span>一首歌曲，界面跳到相应的{播放歌曲界面}或{播放歌词界面}，最上显示对应的歌名、作者</text:p>
      <text:p text:style-name="P26">{暂停播放歌曲}</text:p>
      <text:p text:style-name="P19">2.h music_consumer 点击播放图标</text:p>
      <text:p text:style-name="P26">2.h.1 <text:span text:style-name="T26">若系统正在播放歌曲，</text:span>系统暂停放歌，播放图标变为暂停图标</text:p>
      <text:p text:style-name="P16">2.h.2 若系统正在暂停歌曲，<text:span text:style-name="T30">系统继续放歌，暂停图标变为播放图标</text:span></text:p>
      <text:p text:style-name="P19">2.i music_consumer 点击列表</text:p>
      <text:p text:style-name="P13"><text:span text:style-name="T35">2.i.1 </text:span>用<text:span text:style-name="T35">况进入到备选流{播放歌曲界面}的{播放歌曲列表界面}</text:span></text:p>
      <text:p text:style-name="P22"/>
      <text:p text:style-name="P19"/>
      <text:p text:style-name="P26">{分享歌曲}</text:p>
      <text:p text:style-name="P19">2.k music_consumer 点击分享</text:p>
      <text:p text:style-name="P26">2.k.1 <text:span text:style-name="T32">若网络不可用，系统提醒 请检查你的网络设置</text:span></text:p>
      <text:p text:style-name="P26">2.k.<text:span text:style-name="T36">2</text:span> <text:span text:style-name="T32">若网络可用, 系统显示可以分享到云音乐动态、私信、分享到站外（QQ好友…...）</text:span></text:p>
      <text:p text:style-name="P28">{音乐动态分享}</text:p>
      <text:p text:style-name="P28">2.k.2.a music_consumer选择分享到云音乐动态</text:p>
      <text:p text:style-name="P28">2.k.2.a.1 系统跳转到发布动态界面（可以输入文字，添加图片，默认配此音乐等功能…………..）</text:p>
      <text:p text:style-name="P28">2.k.2.a.2 music_consumer 选择分享</text:p>
      <text:p text:style-name="P28">2.k.2.a.3 系统提醒 分享成功，并返回上一个界面</text:p>
      <text:p text:style-name="P28">2.k.2.b music_consumer选择返回</text:p>
      <text:p text:style-name="P28">2.k.2.b.1 系统返回上一个界面</text:p>
      <text:p text:style-name="P28">{音乐私信分享}</text:p>
      <text:p text:style-name="P28">2.k.2.b music_consumer 选择分享到私信</text:p>
      <text:p text:style-name="P28">2.k.2.b.1 系统跳转到选择联系人界面（显示所有关注的<text:span text:style-name="T37">用户？</text:span>和有私信来往过的<text:span text:style-name="T37">用户？</text:span>和输入昵称）</text:p>
      <text:p text:style-name="P28"><text:soft-page-break/>2.k.2.b.2 music_consumer选择某一个<text:span text:style-name="T37">用户？</text:span></text:p>
      <text:p text:style-name="P28">2.k.2.b.3 系统跳转到私心分享界面（可输入文字<text:span text:style-name="T38">、表情..）</text:span></text:p>
      <text:p text:style-name="P27">2.k.2.b.4. music_consumer 选择分享</text:p>
      <text:p text:style-name="P27">2.k.2.b.5 <text:span text:style-name="T36">系统提醒 分享成功，并返回上一个界面</text:span></text:p>
      <text:p text:style-name="P28"/>
      <text:p text:style-name="P28"/>
      <text:p text:style-name="P28"/>
      <text:p text:style-name="P26"/>
      <text:p text:style-name="P19"/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52:56.537752267</meta:creation-date>
    <meta:editing-duration>PT32S</meta:editing-duration>
    <meta:editing-cycles>2</meta:editing-cycles>
    <meta:generator>LibreOffice/5.3.3.2$Linux_X86_64 LibreOffice_project/3d9a8b4b4e538a85e0782bd6c2d430bafe583448</meta:generator>
    <dc:date>2018-03-21T12:53:26.893320143</dc:date>
    <meta:document-statistic meta:table-count="0" meta:image-count="0" meta:object-count="0" meta:page-count="9" meta:paragraph-count="202" meta:word-count="3609" meta:character-count="5658" meta:non-whitespace-character-count="5471"/>
  </office:meta>
</office:document-meta>
</file>